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Bildobjekt 1" text:anchor-type="as-char" svg:x="0in" svg:y="0in" svg:width="6.26806in" svg:height="3.04861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Bildobjekt 2" text:anchor-type="as-char" svg:x="0in" svg:y="0in" svg:width="6.26806in" svg:height="2.26389in" style:rel-width="scale" style:rel-height="scale"><draw:image xlink:href="media/image2.png" xlink:type="simple" xlink:show="embed" xlink:actuate="onLoad"/><svg:title/><svg:desc/></draw:frame></text:p>
      <text:p text:style-name="Normal"><draw:frame draw:z-index="251661312" draw:style-name="a2" draw:name="Bildobjekt 3" text:anchor-type="paragraph" svg:x="0in" svg:y="0.35903in" svg:width="6.26806in" svg:height="3.55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Bildobjekt 4" text:anchor-type="as-char" svg:x="0in" svg:y="0in" svg:width="6.83933in" svg:height="3.27718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Bildobjekt 5" text:anchor-type="as-char" svg:x="0in" svg:y="0in" svg:width="6.26806in" svg:height="5.55556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5" draw:name="Bildobjekt 7" text:anchor-type="paragraph" svg:x="-0.20139in" svg:y="3.14583in" svg:width="6.26806in" svg:height="2.18056in" style:rel-width="scale" style:rel-height="scale"><draw:image xlink:href="media/image6.png" xlink:type="simple" xlink:show="embed" xlink:actuate="onLoad"/><svg:title/><svg:desc/></draw:frame><draw:frame draw:z-index="251660288" draw:style-name="a6" draw:name="Bildobjekt 8" text:anchor-type="paragraph" svg:x="0.05556in" svg:y="7.15972in" svg:width="6.26806in" svg:height="3.48403in" style:rel-width="scale" style:rel-height="scale"><draw:image xlink:href="media/image7.png" xlink:type="simple" xlink:show="embed" xlink:actuate="onLoad"/><svg:title/><svg:desc>En bild som visar text

Automatiskt genererad beskrivning</svg:desc></draw:frame><draw:frame draw:z-index="251658240" draw:style-name="a7" draw:name="Bildobjekt 6" text:anchor-type="paragraph" svg:x="-0.40972in" svg:y="0in" svg:width="7.21528in" svg:height="2.84653in" style:rel-width="scale" style:rel-height="scale"><draw:image xlink:href="media/image8.png" xlink:type="simple" xlink:show="embed" xlink:actuate="onLoad"/><svg:title/><svg:desc>En bild som visar text

Automatiskt genererad beskrivn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Sidfot"/>
        <text:p text:style-name="Sidfot"/>
        <text:p text:style-name="Sidfo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larsson</meta:initial-creator>
    <dc:creator>peter larsson</dc:creator>
    <meta:creation-date>2022-06-10T11:04:00Z</meta:creation-date>
    <dc:date>2022-06-10T11:34:00Z</dc:date>
    <meta:template xlink:href="Normal" xlink:type="simple"/>
    <meta:editing-cycles>1</meta:editing-cycles>
    <meta:editing-duration>PT1800S</meta:editing-duration>
    <meta:document-statistic meta:page-count="3" meta:paragraph-count="1" meta:word-count="3" meta:character-count="18" meta:row-count="1" meta:non-whitespace-character-count="16"/>
  </office:meta>
</office:document-meta>
</file>